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Repository.getOutputStream( String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Repository.remove( String resour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Repository.save( Request request , String dir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urceRepository.copy( ModifiableTraversableSource from , ModifiableTraversableSource t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ourceRepository.copy( String from ,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pository.getVersions( String co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Repository.resolve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Repository.save( Request request , String param , String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Reposi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Repository.Source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pository.revertFrom( String collection ,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Repository.remove( ModifiableTraversableSource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urceRepository.getVersionID( String co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urceRepository.save( Part part , ModifiableTraversableSource destin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Repository.copy( InputStream from , OutputStream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Repository.getCollection( String co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urceRepository.getVers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urceRepository.getID( String co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